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CL"/>
    </style:style>
    <style:style style:name="P2" style:parent-style-name="Normal" style:family="paragraph">
      <style:text-properties fo:language="es" fo:country="CL"/>
    </style:style>
    <style:style style:name="T3" style:parent-style-name="DefaultParagraphFont" style:family="text">
      <style:text-properties fo:language="es" fo:country="CL"/>
    </style:style>
    <style:style style:name="T4" style:parent-style-name="Hyperlink" style:family="text">
      <style:text-properties fo:language="es" fo:country="CL"/>
    </style:style>
    <style:style style:name="T5" style:parent-style-name="DefaultParagraphFont" style:family="text">
      <style:text-properties fo:language="es" fo:country="CL"/>
    </style:style>
    <style:style style:name="T6" style:parent-style-name="DefaultParagraphFont" style:family="text">
      <style:text-properties fo:language="es" fo:country="CL"/>
    </style:style>
    <style:style style:name="T7" style:parent-style-name="DefaultParagraphFont" style:family="text">
      <style:text-properties fo:language="es" fo:country="CL"/>
    </style:style>
    <style:style style:name="T8" style:parent-style-name="DefaultParagraphFont" style:family="text">
      <style:text-properties fo:language="es" fo:country="CL"/>
    </style:style>
    <style:style style:name="T9" style:parent-style-name="DefaultParagraphFont" style:family="text">
      <style:text-properties fo:language="es" fo:country="CL"/>
    </style:style>
    <style:style style:name="T10" style:parent-style-name="Hyperlink" style:family="text">
      <style:text-properties fo:language="es" fo:country="CL"/>
    </style:style>
    <style:style style:name="T11" style:parent-style-name="DefaultParagraphFont" style:family="text">
      <style:text-properties fo:language="es" fo:country="CL"/>
    </style:style>
    <style:style style:name="T12" style:parent-style-name="DefaultParagraphFont" style:family="text">
      <style:text-properties fo:language="es" fo:country="CL"/>
    </style:style>
    <style:style style:name="T13" style:parent-style-name="DefaultParagraphFont" style:family="text">
      <style:text-properties fo:language="es" fo:country="CL"/>
    </style:style>
    <style:style style:name="T14" style:parent-style-name="Hyperlink" style:family="text">
      <style:text-properties fo:language="es" fo:country="CL"/>
    </style:style>
    <style:style style:name="P15" style:parent-style-name="Normal" style:family="paragraph">
      <style:text-properties fo:language="es" fo:country="CL"/>
    </style:style>
  </office:automatic-styles>
  <office:body>
    <office:text text:use-soft-page-breaks="true">
      <text:p text:style-name="P1">Aquí encontraras los videos 360 hasta la fecha hecho por Immersive News. Se van agregar mas a la lista la próxima semana.<text:s/></text:p>
      <text:p text:style-name="P2">Link video :</text:p>
      <text:p text:style-name="Normal"><text:span text:style-name="T3">1) Templo Bahai en 360<text:s/></text:span><text:a xlink:href="https://youtu.be/bJdBDgwnn-Q" office:target-frame-name="_top" xlink:show="replace"><text:span text:style-name="T4">https://youtu.be/bJdBDgwnn-Q</text:span></text:a><text:span text:style-name="T5"><text:s/></text:span></text:p>
      <text:p text:style-name="Normal"><text:span text:style-name="T6">2)</text:span><text:span text:style-name="T7"><text:s/>Marcha<text:s/></text:span><text:span text:style-name="T8">#NiUnaMenos en 360</text:span><text:span text:style-name="T9"><text:s/></text:span><text:a xlink:href="https://youtu.be/ZM1F1ui35J4" office:target-frame-name="_top" xlink:show="replace"><text:span text:style-name="T10">https://youtu.be/ZM1F1ui35J4</text:span></text:a></text:p>
      <text:p text:style-name="Normal"><text:span text:style-name="T11">3)<text:s/></text:span><text:span text:style-name="T12">Recorrido por Villa Grimaldi</text:span><text:span text:style-name="T13"><text:s/></text:span><text:a xlink:href="https://youtu.be/dWIm4w9huZ4" office:target-frame-name="_top" xlink:show="replace"><text:span text:style-name="T14">https://youtu.be/dWIm4w9huZ4</text:span></text:a>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Vargas</meta:initial-creator>
    <dc:creator>Pedro Vargas</dc:creator>
    <meta:creation-date>2016-12-19T15:51:00Z</meta:creation-date>
    <dc:date>2016-12-19T20:26:00Z</dc:date>
    <meta:template xlink:href="Normal.dotm" xlink:type="simple"/>
    <meta:editing-cycles>2</meta:editing-cycles>
    <meta:editing-duration>PT16500S</meta:editing-duration>
    <meta:document-statistic meta:page-count="1" meta:paragraph-count="1" meta:word-count="68" meta:character-count="443" meta:row-count="3" meta:non-whitespace-character-count="376"/>
  </office:meta>
</office:document-meta>
</file>